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18.233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2.993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38cm" fo:min-width="2.357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338cm" fo:min-width="2.993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338cm" fo:min-width="2.039cm" loext:decorative="false"/>
      <style:paragraph-properties style:writing-mode="lr-tb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733cm" svg:height="1.905cm" svg:x="5.127cm" svg:y="56.245cm">
          <text:p text:style-name="P1">AD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.733cm" svg:height="1.905cm" svg:x="24.177cm" svg:y="56.245cm">
          <text:p text:style-name="P1">PA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93cm" svg:height="1.905cm" svg:x="1.317cm" svg:y="56.246cm">
          <text:p text:style-name="P1">I2C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857cm" svg:height="1.588cm" svg:x="5.128cm" svg:y="54.34cm">
          <text:p text:style-name="P1">APPS-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857cm" svg:height="1.588cm" svg:x="8.303cm" svg:y="54.34cm">
          <text:p text:style-name="P1">APPS-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857cm" svg:height="1.588cm" svg:x="11.478cm" svg:y="54.34cm">
          <text:p text:style-name="P1">BSE-F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857cm" svg:height="1.588cm" svg:x="14.653cm" svg:y="54.34cm">
          <text:p text:style-name="P1">BSE-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857cm" svg:height="1.588cm" svg:x="17.828cm" svg:y="54.34cm">
          <text:p text:style-name="P1">SA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857cm" svg:height="1.588cm" svg:x="21.003cm" svg:y="54.34cm">
          <text:p text:style-name="P1">GLV-Battery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493cm" svg:height="1.588cm" svg:x="1.317cm" svg:y="54.34cm">
          <text:p text:style-name="P1">EEPRO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857cm" svg:height="1.588cm" svg:x="24.178cm" svg:y="54.34cm">
          <text:p text:style-name="P1">Cooling Fan 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.733cm" svg:height="1.905cm" svg:x="63.865cm" svg:y="56.245cm">
          <text:p text:style-name="P1">CA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857cm" svg:height="1.588cm" svg:x="27.352cm" svg:y="54.339cm">
          <text:p text:style-name="P1">Cooling Fan 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857cm" svg:height="1.588cm" svg:x="30.528cm" svg:y="54.34cm">
          <text:p text:style-name="P1">Cooling Fan 3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857cm" svg:height="1.588cm" svg:x="33.703cm" svg:y="54.34cm">
          <text:p text:style-name="P1">Cooling Fan 4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857cm" svg:height="1.588cm" svg:x="36.877cm" svg:y="54.34cm">
          <text:p text:style-name="P1">Cooling Pump 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857cm" svg:height="1.588cm" svg:x="40.053cm" svg:y="54.339cm">
          <text:p text:style-name="P1">Cooling Pump 2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39cm" svg:height="1.588cm" svg:x="43.228cm" svg:y="54.34cm">
          <text:p text:style-name="P1">Button Star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39cm" svg:height="1.588cm" svg:x="46.085cm" svg:y="54.339cm">
          <text:p text:style-name="P1">Button 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39cm" svg:height="1.588cm" svg:x="48.942cm" svg:y="54.34cm">
          <text:p text:style-name="P1">Button 2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39cm" svg:height="1.588cm" svg:x="51.8cm" svg:y="54.34cm">
          <text:p text:style-name="P1">Button 3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39cm" svg:height="1.588cm" svg:x="54.658cm" svg:y="54.339cm">
          <text:p text:style-name="P1">Button 4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39cm" svg:height="1.588cm" svg:x="57.515cm" svg:y="54.339cm">
          <text:p text:style-name="P1">Button 5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2T11:36:33.426618747</meta:creation-date>
    <dc:date>2024-10-12T11:50:33.619845262</dc:date>
    <meta:editing-duration>PT2M34S</meta:editing-duration>
    <meta:editing-cycles>2</meta:editing-cycles>
    <meta:generator>LibreOffice/24.2.6.2$Linux_X86_64 LibreOffice_project/420$Build-2</meta:generator>
    <meta:document-statistic meta:object-count="23"/>
  </office:meta>
</office:document-meta>
</file>